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olor Emoji" svg:font-family="'Apple Color Emoji'" style:font-pitch="variable" style:font-charset="x-symbol"/>
    <style:font-face style:name="Adobe Caslon Pro" svg:font-family="'Adobe Caslon Pro'" style:font-pitch="variable"/>
    <style:font-face style:name="Andale Mono" svg:font-family="'Andale Mono'" style:font-pitch="variable"/>
    <style:font-face style:name="Bodoni 72" svg:font-family="'Bodoni 72'" style:font-pitch="variable"/>
    <style:font-face style:name="Bodoni 72 Smallcaps" svg:font-family="'Bodoni 72 Smallcaps'" style:font-pitch="variable"/>
    <style:font-face style:name="Carta" svg:font-family="Carta" style:font-pitch="variable"/>
    <style:font-face style:name="Geeza Pro" svg:font-family="'Geeza Pro'" style:font-pitch="variable"/>
    <style:font-face style:name="Inconsolata-dz" svg:font-family="Inconsolata-dz" style:font-pitch="variable"/>
    <style:font-face style:name="OCR A Std" svg:font-family="'OCR A Std'" style:font-pitch="variable"/>
    <style:font-face style:name="Prestige Elite Std" svg:font-family="'Prestige Elite Std'" style:font-pitch="variable"/>
    <style:font-face style:name="Princetown LET" svg:font-family="'Princetown LET'" style:font-pitch="variable"/>
    <style:font-face style:name="Rosewood Std" svg:font-family="'Rosewood Std'" style:font-pitch="variable"/>
    <style:font-face style:name="Source Code Pro" svg:font-family="'Source Code Pro'" style:font-pitch="variable"/>
    <style:font-face style:name="American Typewriter" svg:font-family="'American Typewriter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nk Gothic" svg:font-family="'Bank Gothic'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-color="#003366" draw:textarea-horizontal-align="justify" draw:textarea-vertical-align="middle" draw:auto-grow-height="false" fo:min-height="6.276cm" fo:min-width="6.026cm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width="0.203cm" svg:stroke-color="#23ff23" draw:marker-start-width="0.503cm" draw:marker-end-width="0.503cm" draw:fill="solid" draw:fill-color="#003366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4.36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147cm" fo:min-width="2.929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2.163cm" fo:min-width="2.929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829cm" fo:min-width="0.579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2.373cm" fo:min-width="2.123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3.814cm" fo:min-width="3.564cm"/>
    </style:style>
    <style:style style:name="P1" style:family="paragraph">
      <loext:graphic-properties draw:fill-color="#003366"/>
      <style:paragraph-properties fo:text-align="center"/>
    </style:style>
    <style:style style:name="P2" style:family="paragraph">
      <loext:graphic-properties draw:fill="solid" draw:fill-color="#003366"/>
      <style:paragraph-properties fo:text-align="center"/>
    </style:style>
    <style:style style:name="P3" style:family="paragraph">
      <style:paragraph-properties fo:line-height="100%" fo:text-align="center"/>
      <style:text-properties style:font-name="DejaVu Sans" fo:font-size="104.599998474121pt" style:font-size-asian="104.599998474121pt" style:font-size-complex="104.599998474121pt"/>
    </style:style>
    <style:style style:name="P4" style:family="paragraph">
      <loext:graphic-properties draw:fill="none" draw:fill-color="#ffffff"/>
      <style:paragraph-properties fo:line-height="100%" fo:text-align="center"/>
      <style:text-properties fo:color="#ffffff" style:font-name="DejaVu Sans" fo:font-size="104.599998474121pt" fo:text-shadow="none" fo:font-weight="normal" style:font-size-asian="104.599998474121pt" style:font-weight-asian="normal" style:font-size-complex="104.599998474121pt" style:font-weight-complex="normal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color="#ffffff" style:font-name="DejaVu Sans" fo:font-size="104.599998474121pt" fo:text-shadow="none" fo:font-weight="normal" style:font-size-asian="104.599998474121pt" style:font-weight-asian="normal" style:font-size-complex="104.5999984741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44cm" svg:height="6.544cm" svg:x="3.956cm" svg:y="8.306cm">
          <text:p/>
          <draw:enhanced-geometry svg:viewBox="0 0 21600 21600" draw:type="rectangle" draw:enhanced-path="M 0 0 L 21600 0 21600 21600 0 21600 0 0 Z N"/>
        </draw:custom-shape>
        <draw:circle draw:style-name="gr2" draw:text-style-name="P2" draw:layer="layout" svg:width="13.082cm" svg:height="13.082cm" svg:x="3.959cm" svg:y="8.309cm">
          <text:p/>
        </draw:circle>
        <draw:frame draw:style-name="gr3" draw:text-style-name="P4" draw:layer="layout" svg:width="12.819cm" svg:height="4.61cm" svg:x="4.091cm" svg:y="15.168cm">
          <draw:text-box>
            <text:p text:style-name="P3"><text:span text:style-name="T1">km/h</text:span></text:p>
          </draw:text-box>
        </draw:frame>
        <draw:g>
          <draw:custom-shape draw:style-name="gr4" draw:text-style-name="P5" draw:layer="layout" svg:width="3.429cm" svg:height="1.397cm" draw:transform="rotate (-0.523598775598299) translate (7.389cm 8.87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429cm" svg:height="1.397cm" draw:transform="rotate (-0.523598775598299) translate (13.651cm 12.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3.429cm" svg:height="2.413cm" draw:transform="rotate (-0.523598775598299) translate (10.825cm 10.147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078cm" svg:height="1.079cm" draw:transform="rotate (0.523598775598299) translate (10.208cm 13.171cm)">
            <text:p/>
            <draw:enhanced-geometry svg:viewBox="0 0 21600 21600" draw:mirror-vertical="true" draw:type="block-arc" draw:modifiers="-159.255988388052 5554.867164486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" draw:text-style-name="P5" draw:layer="layout" svg:width="2.623cm" svg:height="2.624cm" draw:transform="rotate (0.523598775598299) translate (9.156cm 12.881cm)">
            <text:p/>
            <draw:enhanced-geometry svg:viewBox="0 0 21600 21600" draw:mirror-vertical="true" draw:type="block-arc" draw:modifiers="-159.67546116433 8272.63434775365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8" draw:text-style-name="P5" draw:layer="layout" svg:width="4.064cm" svg:height="4.064cm" draw:transform="rotate (0.523598775598299) translate (8.145cm 12.663cm)">
            <text:p/>
            <draw:enhanced-geometry svg:viewBox="0 0 21600 21600" draw:mirror-vertical="true" draw:type="block-arc" draw:modifiers="-159.438333689538 8978.6791124761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 Color Emoji" svg:font-family="'Apple Color Emoji'" style:font-pitch="variable" style:font-charset="x-symbol"/>
    <style:font-face style:name="Adobe Caslon Pro" svg:font-family="'Adobe Caslon Pro'" style:font-pitch="variable"/>
    <style:font-face style:name="Andale Mono" svg:font-family="'Andale Mono'" style:font-pitch="variable"/>
    <style:font-face style:name="Bodoni 72" svg:font-family="'Bodoni 72'" style:font-pitch="variable"/>
    <style:font-face style:name="Bodoni 72 Smallcaps" svg:font-family="'Bodoni 72 Smallcaps'" style:font-pitch="variable"/>
    <style:font-face style:name="Carta" svg:font-family="Carta" style:font-pitch="variable"/>
    <style:font-face style:name="Geeza Pro" svg:font-family="'Geeza Pro'" style:font-pitch="variable"/>
    <style:font-face style:name="Inconsolata-dz" svg:font-family="Inconsolata-dz" style:font-pitch="variable"/>
    <style:font-face style:name="OCR A Std" svg:font-family="'OCR A Std'" style:font-pitch="variable"/>
    <style:font-face style:name="Prestige Elite Std" svg:font-family="'Prestige Elite Std'" style:font-pitch="variable"/>
    <style:font-face style:name="Princetown LET" svg:font-family="'Princetown LET'" style:font-pitch="variable"/>
    <style:font-face style:name="Rosewood Std" svg:font-family="'Rosewood Std'" style:font-pitch="variable"/>
    <style:font-face style:name="Source Code Pro" svg:font-family="'Source Code Pro'" style:font-pitch="variable"/>
    <style:font-face style:name="American Typewriter" svg:font-family="'American Typewriter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nk Gothic" svg:font-family="'Bank Gothic'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ko Ahlroth</meta:initial-creator>
    <meta:creation-date>2014-09-30T18:23:24.816550000</meta:creation-date>
    <dc:date>2015-02-07T21:17:41.420916000</dc:date>
    <meta:editing-duration>PT1H9M34S</meta:editing-duration>
    <meta:editing-cycles>15</meta:editing-cycles>
    <meta:generator>LibreOffice/4.4.0.3$MacOSX_X86_64 LibreOffice_project/de093506bcdc5fafd9023ee680b8c60e3e0645d7</meta:generator>
    <meta:document-statistic meta:object-count="10"/>
  </office:meta>
</office:document-meta>
</file>